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a80000" style:font-name="Arial" fo:font-size="16pt" officeooo:rsid="000a59ab" officeooo:paragraph-rsid="000a59ab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color="#a80000" style:font-name="Arial" fo:font-size="12pt" officeooo:rsid="000a59ab" officeooo:paragraph-rsid="000a59ab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a80000" style:font-name="Arial" fo:font-size="12pt" officeooo:rsid="000a99e6" officeooo:paragraph-rsid="000a99e6" style:font-size-asian="10.5pt" style:font-size-complex="12pt"/>
    </style:style>
    <style:style style:name="T1" style:family="text">
      <style:text-properties fo:color="#000000" fo:font-size="10pt" style:font-size-asian="8.75pt" style:font-size-complex="10pt"/>
    </style:style>
    <style:style style:name="T2" style:family="text">
      <style:text-properties fo:color="#000000" fo:font-size="10pt" officeooo:rsid="000b4106" style:font-size-asian="8.75pt" style:font-size-complex="10pt"/>
    </style:style>
    <style:style style:name="T3" style:family="text">
      <style:text-properties fo:color="#000000" fo:font-size="10pt" officeooo:rsid="000c0793" style:font-size-asian="8.75pt" style:font-size-complex="10pt"/>
    </style:style>
    <style:style style:name="T4" style:family="text">
      <style:text-properties fo:color="#000000" fo:font-size="10pt" fo:font-weight="bold" style:font-size-asian="8.75pt" style:font-weight-asian="bold" style:font-size-complex="10pt" style:font-weight-complex="bold"/>
    </style:style>
    <style:style style:name="T5" style:family="text">
      <style:text-properties fo:color="#000000" fo:font-size="10pt" fo:font-weight="bold" officeooo:rsid="000b4106" style:font-size-asian="8.75pt" style:font-weight-asian="bold" style:font-size-complex="10pt" style:font-weight-complex="bold"/>
    </style:style>
    <style:style style:name="T6" style:family="text">
      <style:text-properties fo:color="#000000" fo:font-size="10pt" fo:font-weight="bold" officeooo:rsid="000c0793" style:font-size-asian="8.75pt" style:font-weight-asian="bold" style:font-size-complex="10pt" style:font-weight-complex="bold"/>
    </style:style>
    <style:style style:name="T7" style:family="text">
      <style:text-properties fo:color="#000000" fo:font-size="10pt" fo:font-style="italic" fo:font-weight="bold" style:font-size-asian="8.75pt" style:font-style-asian="italic" style:font-weight-asian="bold" style:font-size-complex="10pt" style:font-style-complex="italic" style:font-weight-complex="bold"/>
    </style:style>
    <style:style style:name="T8" style:family="text">
      <style:text-properties fo:color="#000000" fo:font-size="10pt" fo:font-style="italic" fo:font-weight="bold" officeooo:rsid="000b4106" style:font-size-asian="8.75pt" style:font-style-asian="italic" style:font-weight-asian="bold" style:font-size-complex="10pt" style:font-style-complex="italic" style:font-weight-complex="bold"/>
    </style:style>
    <style:style style:name="T9" style:family="text">
      <style:text-properties fo:color="#000000" fo:font-size="10pt" fo:font-style="italic" fo:font-weight="bold" officeooo:rsid="000c0793" style:font-size-asian="8.75pt" style:font-style-asian="italic" style:font-weight-asian="bold" style:font-size-complex="10pt" style:font-style-complex="italic" style:font-weight-complex="bold"/>
    </style:style>
    <style:style style:name="T10" style:family="text">
      <style:text-properties fo:color="#000000"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11" style:family="text">
      <style:text-properties fo:color="#000000" fo:font-size="10pt" fo:font-weight="normal" style:font-size-asian="8.75pt" style:font-weight-asian="normal" style:font-size-complex="10pt" style:font-weight-complex="normal"/>
    </style:style>
    <style:style style:name="T12" style:family="text">
      <style:text-properties fo:color="#007fff" fo:font-size="10pt" style:font-size-asian="8.75pt" style:font-size-complex="10pt"/>
    </style:style>
    <style:style style:name="T13" style:family="text">
      <style:text-properties fo:color="#007fff" fo:font-size="10pt" officeooo:rsid="000c0793" style:font-size-asian="8.75pt" style:font-size-complex="10pt"/>
    </style:style>
    <style:style style:name="T1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ite Automata Input File</text:p>
      <text:p text:style-name="P1"/>
      <text:p text:style-name="P1"/>
      <text:p text:style-name="P2"><text:tab/><text:span text:style-name="T1">The input file consists of multiple lines, each line being identified by an ID which should be the first character on each line:</text:span></text:p>
      <text:p text:style-name="P2"><text:span text:style-name="T1"/></text:p>
      <text:p text:style-name="P2"><text:span text:style-name="T1"><text:tab/>→ I – </text:span><text:span text:style-name="T7">initial state line</text:span><text:span text:style-name="T1">; the line should look like “</text:span><text:span text:style-name="T12">I = initial_state_name</text:span><text:span text:style-name="T1">”</text:span></text:p>
      <text:p text:style-name="P3"><text:span text:style-name="T1"><text:tab/>→ F – </text:span><text:span text:style-name="T7">final states line</text:span><text:span text:style-name="T1">; the line should look like “</text:span><text:span text:style-name="T12">F = final_1, final_2, ...</text:span><text:span text:style-name="T1">”; </text:span><text:span text:style-name="T2">if a final state won’t be written <text:tab/><text:tab/>here, checking a sequence might fail.</text:span></text:p>
      <text:p text:style-name="P3"><text:span text:style-name="T1"><text:tab/></text:span><text:span text:style-name="T2">→ Q – </text:span><text:span text:style-name="T8">all states line</text:span><text:span text:style-name="T2">; the line should look like “</text:span><text:span text:style-name="T13">Q = state_1, state_2, …</text:span><text:span text:style-name="T3">”; if a state is not listed here, the <text:tab/>program will stop when reaching the transitions parsing state.</text:span></text:p>
      <text:p text:style-name="P3"><text:span text:style-name="T3"><text:tab/>→ A – </text:span><text:span text:style-name="T9">alphabet line</text:span><text:span text:style-name="T3">; the line should look like “</text:span><text:span text:style-name="T13">A = a1, a2, ...</text:span><text:span text:style-name="T3">”; all alphabet tokens must be specified here</text:span></text:p>
      <text:p text:style-name="P3"><text:span text:style-name="T3"><text:tab/>→ T – </text:span><text:span text:style-name="T9">transitions line</text:span><text:span text:style-name="T3">; the line should look like “</text:span><text:span text:style-name="T13">T = from_state1~a1;a2;a3;...~to_state1, <text:tab/>from_state2~b1;b2;b3;...~to_state2, ...</text:span><text:span text:style-name="T3">”; all transitions must be comma-separated and between the “~” <text:tab/>characters, all alphabet tokens which allow transition from a state to another must be written, <text:tab/>semicolumn-separat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1:56:02.233000000</meta:creation-date>
    <dc:date>2017-11-09T12:23:33.758000000</dc:date>
    <meta:editing-duration>PT17M2S</meta:editing-duration>
    <meta:editing-cycles>6</meta:editing-cycles>
    <meta:generator>LibreOffice/5.3.3.2$Windows_X86_64 LibreOffice_project/3d9a8b4b4e538a85e0782bd6c2d430bafe583448</meta:generator>
    <meta:document-statistic meta:table-count="0" meta:image-count="0" meta:object-count="0" meta:page-count="1" meta:paragraph-count="7" meta:word-count="160" meta:character-count="983" meta:non-whitespace-character-count="813"/>
  </office:meta>
</office:document-meta>
</file>